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6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3.207cm"/>
    </style:style>
    <style:style style:name="co5" style:family="table-column">
      <style:table-column-properties fo:break-before="auto" style:column-width="3.141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2.5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office:value-type="string">
            <text:p>utility</text:p>
          </table:table-cell>
          <table:table-cell office:value-type="string">
            <text:p>mod</text:p>
          </table:table-cell>
          <table:table-cell office:value-type="string">
            <text:p>command</text:p>
          </table:table-cell>
          <table:table-cell office:value-type="string">
            <text:p>map</text:p>
          </table:table-cell>
          <table:table-cell office:value-type="string">
            <text:p>tileset</text:p>
          </table:table-cell>
          <table:table-cell office:value-type="string">
            <text:p>map editor</text:p>
          </table:table-cell>
          <table:table-cell office:value-type="string">
            <text:p>playable</text:p>
          </table:table-cell>
          <table:table-cell office:value-type="string">
            <text:p>arrakis tileset</text:p>
          </table:table-cell>
          <table:table-cell office:value-type="string">
            <text:p>fixed tileset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1V2.MAP</text:p>
          </table:table-cell>
          <table:table-cell office:value-type="string">
            <text:p>BLOXBASE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3V2.MAP</text:p>
          </table:table-cell>
          <table:table-cell office:value-type="string">
            <text:p>BLOXBASE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7V1.MAP</text:p>
          </table:table-cell>
          <table:table-cell office:value-type="string">
            <text:p>BLOXBASE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6V2.MAP</text:p>
          </table:table-cell>
          <table:table-cell office:value-type="string">
            <text:p>BLOXBASE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9V1.MAP</text:p>
          </table:table-cell>
          <table:table-cell office:value-type="string">
            <text:p>BLOXBASE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3V2.MAP</text:p>
          </table:table-cell>
          <table:table-cell office:value-type="string">
            <text:p>BLOXBASE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6V2.MAP</text:p>
          </table:table-cell>
          <table:table-cell office:value-type="string">
            <text:p>BLOXBAT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1V2.MAP</text:p>
          </table:table-cell>
          <table:table-cell office:value-type="string">
            <text:p>BLOXBAT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4V1.MAP</text:p>
          </table:table-cell>
          <table:table-cell office:value-type="string">
            <text:p>BLOXBAT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3V1.MAP</text:p>
          </table:table-cell>
          <table:table-cell office:value-type="string">
            <text:p>BLOXBAT.R8</text:p>
          </table:table-cell>
          <table:table-cell table:number-columns-repeated="2" office:value-type="string">
            <text:p>yes</text:p>
          </table:table-cell>
          <table:table-cell office:value-type="string">
            <text:p>no, but close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8V1.MAP</text:p>
          </table:table-cell>
          <table:table-cell office:value-type="string">
            <text:p>BLOXBAT.R8</text:p>
          </table:table-cell>
          <table:table-cell table:number-columns-repeated="2" office:value-type="string">
            <text:p>yes</text:p>
          </table:table-cell>
          <table:table-cell office:value-type="string">
            <text:p>no, but close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3V1.MAP</text:p>
          </table:table-cell>
          <table:table-cell office:value-type="string">
            <text:p>BLOXBAT.R8</text:p>
          </table:table-cell>
          <table:table-cell table:number-columns-repeated="2" office:value-type="string">
            <text:p>yes</text:p>
          </table:table-cell>
          <table:table-cell office:value-type="string">
            <text:p>no, but close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8V1.MAP</text:p>
          </table:table-cell>
          <table:table-cell office:value-type="string">
            <text:p>BLOXBAT.R8</text:p>
          </table:table-cell>
          <table:table-cell table:number-columns-repeated="2" office:value-type="string">
            <text:p>yes</text:p>
          </table:table-cell>
          <table:table-cell office:value-type="string">
            <text:p>no, but close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6V1.MAP</text:p>
          </table:table-cell>
          <table:table-cell office:value-type="string">
            <text:p>BLOXBGBS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9V1.MAP</text:p>
          </table:table-cell>
          <table:table-cell office:value-type="string">
            <text:p>BLOXBGBS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9V2.MAP</text:p>
          </table:table-cell>
          <table:table-cell office:value-type="string">
            <text:p>BLOXBGBS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6V1.MAP</text:p>
          </table:table-cell>
          <table:table-cell office:value-type="string">
            <text:p>BLOXBGBS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8V1.MAP</text:p>
          </table:table-cell>
          <table:table-cell office:value-type="string">
            <text:p>BLOXBGBS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9V2.MAP</text:p>
          </table:table-cell>
          <table:table-cell office:value-type="string">
            <text:p>BLOXBGBS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6V1.MAP</text:p>
          </table:table-cell>
          <table:table-cell office:value-type="string">
            <text:p>BLOXBGBS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9V2.MAP</text:p>
          </table:table-cell>
          <table:table-cell office:value-type="string">
            <text:p>BLOXBGBS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4V1.MAP</text:p>
          </table:table-cell>
          <table:table-cell office:value-type="string">
            <text:p>BLOXICE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5V1.MAP</text:p>
          </table:table-cell>
          <table:table-cell office:value-type="string">
            <text:p>BLOXICE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9V1.MAP</text:p>
          </table:table-cell>
          <table:table-cell office:value-type="string">
            <text:p>BLOXICE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3V1.MAP</text:p>
          </table:table-cell>
          <table:table-cell office:value-type="string">
            <text:p>BLOXICE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1V1.MAP</text:p>
          </table:table-cell>
          <table:table-cell office:value-type="string">
            <text:p>BLOXICE.R8</text:p>
          </table:table-cell>
          <table:table-cell table:number-columns-repeated="2" office:value-type="string">
            <text:p>yes</text:p>
          </table:table-cell>
          <table:table-cell office:value-type="string">
            <text:p>no, but close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2V2.MAP</text:p>
          </table:table-cell>
          <table:table-cell office:value-type="string">
            <text:p>BLOXTREE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1V1.MAP</text:p>
          </table:table-cell>
          <table:table-cell office:value-type="string">
            <text:p>BLOXTREE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2V1.MAP</text:p>
          </table:table-cell>
          <table:table-cell office:value-type="string">
            <text:p>BLOXTREE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5V1.MAP</text:p>
          </table:table-cell>
          <table:table-cell office:value-type="string">
            <text:p>BLOXTREE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2V2.MAP</text:p>
          </table:table-cell>
          <table:table-cell office:value-type="string">
            <text:p>BLOXTREE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2V1.MAP</text:p>
          </table:table-cell>
          <table:table-cell office:value-type="string">
            <text:p>BLOXTREE.R8</text:p>
          </table:table-cell>
          <table:table-cell table:number-columns-repeated="2" office:value-type="string">
            <text:p>yes</text:p>
          </table:table-cell>
          <table:table-cell office:value-type="string">
            <text:p>no, but close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2V2.MAP</text:p>
          </table:table-cell>
          <table:table-cell office:value-type="string">
            <text:p>BLOXTREE.R8</text:p>
          </table:table-cell>
          <table:table-cell table:number-columns-repeated="2" office:value-type="string">
            <text:p>yes</text:p>
          </table:table-cell>
          <table:table-cell office:value-type="string">
            <text:p>no, but close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3V2.MAP</text:p>
          </table:table-cell>
          <table:table-cell office:value-type="string">
            <text:p>BLOXTREE.R8</text:p>
          </table:table-cell>
          <table:table-cell table:number-columns-repeated="2" office:value-type="string">
            <text:p>yes</text:p>
          </table:table-cell>
          <table:table-cell office:value-type="string">
            <text:p>no, but close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7V1.MAP</text:p>
          </table:table-cell>
          <table:table-cell office:value-type="string">
            <text:p>BLOXTREE.R8</text:p>
          </table:table-cell>
          <table:table-cell table:number-columns-repeated="2" office:value-type="string">
            <text:p>yes</text:p>
          </table:table-cell>
          <table:table-cell office:value-type="string">
            <text:p>no, but close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2V1.MAP</text:p>
          </table:table-cell>
          <table:table-cell office:value-type="string">
            <text:p>BLOXTREE.R8</text:p>
          </table:table-cell>
          <table:table-cell table:number-columns-repeated="2" office:value-type="string">
            <text:p>yes</text:p>
          </table:table-cell>
          <table:table-cell office:value-type="string">
            <text:p>no, but close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4V1.MAP</text:p>
          </table:table-cell>
          <table:table-cell office:value-type="string">
            <text:p>BLOXWAST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6V2.MAP</text:p>
          </table:table-cell>
          <table:table-cell office:value-type="string">
            <text:p>BLOXWAST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7V1.MAP</text:p>
          </table:table-cell>
          <table:table-cell office:value-type="string">
            <text:p>BLOXWAST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lawles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2:Sheet1.H40"/>
        <table:database-range table:target-range-address="Sheet1.A2:Sheet1.AMJ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15.10.2016</text:date>, <text:time>22:1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55M32S</meta:editing-duration>
    <meta:editing-cycles>11</meta:editing-cycles>
    <meta:generator>OpenOffice/4.1.1$Win32 OpenOffice.org_project/411m6$Build-9775</meta:generator>
    <dc:date>2016-10-15T22:12:46.86</dc:date>
    <dc:creator>Constantin Helmig</dc:creator>
    <meta:document-statistic meta:table-count="3" meta:cell-count="360" meta:object-count="0"/>
    <meta:user-defined meta:name="Info 1"/>
    <meta:user-defined meta:name="Info 2"/>
    <meta:user-defined meta:name="Info 3"/>
    <meta:user-defined meta:name="Info 4"/>
  </office:meta>
</office:document-meta>
</file>